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6.096cm"/>
    </style:style>
    <style:style style:name="Tabela3.B" style:family="table-column">
      <style:table-column-properties style:column-width="6.847cm"/>
    </style:style>
    <style:style style:name="Tabela3.C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 style:data-style-name="N100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7" style:family="paragraph" style:parent-style-name="Normal">
      <style:paragraph-properties fo:margin-left="0cm" fo:margin-right="0.635cm" fo:text-indent="0cm" style:auto-text-indent="false"/>
    </style:style>
    <style:style style:name="P8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margin-left="0.026cm" fo:margin-right="0cm" fo:line-height="150%" fo:text-align="justify" style:justify-single-word="false" fo:text-indent="0cm" style:auto-text-indent="false">
        <style:tab-stops>
          <style:tab-stop style:position="-0.026cm"/>
        </style:tab-stops>
      </style:paragraph-properties>
      <style:text-properties fo:color="#000000" style:text-outline="false" style:text-line-through-style="none" style:font-name="Times new roman" fo:font-size="11pt" fo:language="pt" fo:country="BR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Text_20_body">
      <style:paragraph-properties fo:margin-left="0.026cm" fo:margin-right="0cm" fo:line-height="150%" fo:text-align="justify" style:justify-single-word="false" fo:text-indent="0cm" style:auto-text-indent="false">
        <style:tab-stops>
          <style:tab-stop style:position="-0.026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3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4" style:family="paragraph" style:parent-style-name="Title">
      <style:text-properties style:font-name="Times new roman"/>
    </style:style>
    <style:style style:name="P15" style:family="paragraph" style:parent-style-name="Normal">
      <style:paragraph-properties fo:line-height="150%"/>
      <style:text-properties style:font-name="Times new roman" fo:language="pt" fo:country="BR"/>
    </style:style>
    <style:style style:name="P16" style:family="paragraph" style:parent-style-name="Normal">
      <style:paragraph-properties fo:line-height="150%" fo:text-align="justify" style:justify-single-word="false"/>
      <style:text-properties style:font-name="Times new roman" fo:language="pt" fo:country="BR"/>
    </style:style>
    <style:style style:name="P17" style:family="paragraph" style:parent-style-name="Normal">
      <style:paragraph-properties fo:line-height="150%" fo:text-align="justify" style:justify-single-word="false"/>
      <style:text-properties style:font-name="Times new roman" fo:font-size="11pt" fo:language="pt" fo:country="BR" style:font-size-asian="11pt" style:font-size-complex="11pt"/>
    </style:style>
    <style:style style:name="P18" style:family="paragraph" style:parent-style-name="Normal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9" style:family="paragraph" style:parent-style-name="Normal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language="pt" fo:country="BR"/>
    </style:style>
    <style:style style:name="P20" style:family="paragraph" style:parent-style-name="Normal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21" style:family="paragraph" style:parent-style-name="Normal">
      <style:paragraph-properties fo:margin-left="0.026cm" fo:margin-right="0cm" fo:line-height="150%" fo:text-align="justify" style:justify-single-word="false" fo:text-indent="-0.026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22" style:family="paragraph" style:parent-style-name="Normal">
      <style:paragraph-properties fo:margin-left="0.026cm" fo:margin-right="0cm" fo:line-height="150%" fo:text-align="justify" style:justify-single-word="false" fo:text-indent="0.026cm" style:auto-text-indent="false">
        <style:tab-stops/>
      </style:paragraph-properties>
    </style:style>
    <style:style style:name="P23" style:family="paragraph" style:parent-style-name="Tabletext">
      <style:paragraph-properties fo:line-height="150%" fo:text-align="center" style:justify-single-word="false"/>
      <style:text-properties style:font-name="Times new roman" fo:language="pt" fo:country="BR" fo:font-weight="bold" style:font-weight-asian="bold" style:font-weight-complex="bold"/>
    </style:style>
    <style:style style:name="P24" style:family="paragraph" style:parent-style-name="Tabletext">
      <style:paragraph-properties fo:line-height="150%" fo:text-align="center" style:justify-single-word="false"/>
      <style:text-properties style:font-name="Times new roman" fo:language="pt" fo:country="BR"/>
    </style:style>
    <style:style style:name="P25" style:family="paragraph" style:parent-style-name="InfoBlue">
      <style:text-properties style:font-name="Times new roman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font-name="Times New Roman" fo:font-size="16pt" fo:language="pt" fo:country="BR" style:font-size-asian="16pt" style:font-size-complex="16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style:font-name-asian="Times New Roman" style:font-name-complex="Times New Roman"/>
    </style:style>
    <style:style style:name="T10" style:family="text">
      <style:text-properties style:font-name="Times new roman" fo:language="pt" fo:country="BR"/>
    </style:style>
    <style:style style:name="T11" style:family="text">
      <style:text-properties style:font-name="Times new roman" fo:font-size="16pt" fo:language="pt" fo:country="BR" style:font-size-asian="16pt" style:font-size-complex="16pt"/>
    </style:style>
    <style:style style:name="T12" style:family="text">
      <style:text-properties style:font-name="Times new roman" fo:font-size="13pt" fo:language="pt" fo:country="BR" fo:font-weight="bold" style:font-size-asian="13pt" style:font-weight-asian="bold" style:font-size-complex="13pt" style:font-weight-complex="bold"/>
    </style:style>
    <style:style style:name="T13" style:family="text">
      <style:text-properties style:font-name="Times new roman" fo:font-size="11pt" fo:language="pt" fo:country="BR" style:font-size-asian="11pt" style:font-size-complex="11pt"/>
    </style:style>
    <style:style style:name="T14" style:family="text"/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PREV</text:p>
      <text:p text:style-name="Standard"><text:span text:style-name="Fonte_20_parág._20_padrão"><text:span text:style-name="T10">Relatório Verificação dos Artefatos</text:span></text:span></text:p>
      <text:p text:style-name="P10">Versão 1.2</text:p>
      <text:p text:style-name="P25"/>
      <text:p text:style-name="P25"/>
      <text:p text:style-name="P10"/>
      <text:p text:style-name="P10">Histórico da Revisão</text:p>
      <text:p text:style-name="P15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3">Versão</text:p>
          </table:table-cell>
          <table:table-cell table:style-name="Tabela3.A1" office:value-type="string">
            <text:p text:style-name="P23">Descrição</text:p>
          </table:table-cell>
          <table:table-cell table:style-name="Tabela3.A1" office:value-type="string">
            <text:p text:style-name="P23">Autor</text:p>
          </table:table-cell>
        </table:table-row>
        <table:table-row>
          <table:table-cell table:style-name="Tabela3.A1" office:value-type="string">
            <text:p text:style-name="P24">1.0</text:p>
          </table:table-cell>
          <table:table-cell table:style-name="Tabela3.A1" office:value-type="string">
            <text:p text:style-name="P24">Criação do documento</text:p>
          </table:table-cell>
          <table:table-cell table:style-name="Tabela3.A1" office:value-type="string">
            <text:p text:style-name="P24">Rafael Braga</text:p>
          </table:table-cell>
        </table:table-row>
        <table:table-row>
          <table:table-cell table:style-name="Tabela3.A3" office:value-type="float" office:value="0">
            <text:p text:style-name="P24">1.1</text:p>
          </table:table-cell>
          <table:table-cell table:style-name="Tabela3.A3" office:value-type="float" office:value="0">
            <text:p text:style-name="P24">Atualização do documento</text:p>
          </table:table-cell>
          <table:table-cell table:style-name="Tabela3.A1" office:value-type="string">
            <text:p text:style-name="P24">Rafael Braga</text:p>
          </table:table-cell>
        </table:table-row>
      </table:table>
      <text:p text:style-name="P16"/>
      <text:p text:style-name="Standard"><text:span text:style-name="Fonte_20_parág._20_padrão"><text:span text:style-name="T11"/></text:span></text:p>
      <text:p text:style-name="P14"/>
      <text:p text:style-name="P9"><text:span text:style-name="Fonte_20_parág._20_padrão"><text:span text:style-name="T12">Relatório de Validação</text:span></text:span></text:p>
      <text:h text:style-name="P13" text:outline-level="1">Documento de Requisitos</text:h>
      <text:p text:style-name="P18"/>
      <text:p text:style-name="P16"><text:bookmark-start text:name="_GoBack"/><text:span text:style-name="T5">P</text:span><text:bookmark-end text:name="_GoBack"/><text:span text:style-name="T5">ara o documento de requisitos foi feito uma verificação parcial, antes da finalização do documento, com o intuito de verificar possíveis inconsistências. Os erros foram reportados diretamente para a equipe de requisitos. No dia 18/11/2013 foi realizado uma inspeção formal. <text:s/>Conforme conversa com o líder da equipe de requisitos o único problema <text:s/>identificado no artefato o mesmo disse já está ciente e que era o que seria realizado na próxima <text:s/>Sprint de projeto.</text:span></text:p>
      <text:p text:style-name="P17"/>
      <text:h text:style-name="P13" text:outline-level="1">Plano de Gerência de Configuração</text:h>
      <text:p text:style-name="P22"><text:span text:style-name="T13">O plano de gerência de configuração foi validado e aprovado; sem ressalvas, uma vez que já vinha sendo usado com sucesso nos outros projetos da fábrica de software. </text:span></text:p>
      <text:p text:style-name="P20"/>
      <text:h text:style-name="P13" text:outline-level="1">Plano de Medição</text:h>
      <text:p text:style-name="P21">Foi realizado uma verificação no plano de Medição no dia 18/11/2013. <text:s/>Ao tentar validar o documento de medição não foi encontrado nenhum artefato consistente na visão da validação, assim foi criado um documento de não conformidade e criada uma tarefa de defeito para correção dos defeitos encontrados para o líder da equipe.</text:p>
      <text:p text:style-name="P21"/>
      <text:h text:style-name="P13" text:outline-level="1">Documento de Arquitetura</text:h>
      <text:p text:style-name="P11"><text:span text:style-name="T9">Não há descrição geral da arquitetura, ou seja, um leitor que não conheça a fundo os requisitos conta </text:span>apenas com o diagrama para imaginar as principais classes do sistema; não há uma descrição que explique de forma objetiva como é tratada a integração do sistema. </text:p>
      <text:p text:style-name="P11"><text:soft-page-break/><text:span text:style-name="T9">Não há descrição do modelo de banco de dados; se estiver em outro documento, favor informar qual </text:span>para facilitar leitura de uma terceira parte interessada.</text:p>
      <text:p text:style-name="P11"/>
      <text:p text:style-name="P12"/>
      <text:h text:style-name="P13" text:outline-level="1">Projeto Detalhado de Software</text:h>
      <text:p text:style-name="P12"><text:s/></text:p>
      <text:p text:style-name="P12">Ainda <text:s/>não houve validação do projeto detalhado do Software.</text:p>
      <text:p text:style-name="P12"/>
      <text:h text:style-name="P13" text:outline-level="1">Teste </text:h>
      <text:p text:style-name="P18"/>
      <text:p text:style-name="P19"><text:span text:style-name="T5"><text:s text:c="7"/></text:span><text:bookmark-start text:name="_GoBack1"/><text:span text:style-name="T5">P</text:span><text:bookmark-end text:name="_GoBack1"/><text:span text:style-name="T5">ara o documento de requisitos foi feito uma verificação parcial, antes da finalização do documento, com o intuito de verificar possíveis inconsistências. O plano de teste apesar de já criado os casos de testes ainda <text:s/>não haviam sido construídos, assim foi aberta uma tarefa de defeito para correção do problema identificado e atribuída para o líder da equi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="100%"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Recuo_20_normal" style:display-name="Recuo normal" style:family="paragraph" style:parent-style-name="Normal">
      <style:paragraph-properties fo:margin="100%" fo:margin-left="1.588cm" fo:margin-right="0cm" fo:margin-top="0cm" fo:margin-bottom="0cm" style:contextual-spacing="false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="100%"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762cm" fo:margin-right="1.27cm" fo:margin-top="0cm" fo:margin-bottom="0cm" style:contextual-spacing="false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margin-top="0cm" fo:margin-bottom="0cm" style:contextual-spacing="false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="100%" fo:margin-left="1.27cm" fo:margin-right="0cm" fo:margin-top="0cm" fo:margin-bottom="0cm" style:contextual-spacing="false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="100%" fo:margin-left="2.54cm" fo:margin-right="0cm" fo:margin-top="0cm" fo:margin-bottom="0cm" style:contextual-spacing="false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="100%"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="100%"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/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Relatório de Veriificação dos Artefatos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23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PR_TMPL_Template_basico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20" text:date-value="2013-11-28T20:21:23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/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2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1-28T20:19:16</dc:date>
    <meta:editing-cycles>8</meta:editing-cycles>
    <meta:editing-duration>PT11M3S</meta:editing-duration>
    <meta:document-statistic meta:table-count="3" meta:image-count="0" meta:object-count="0" meta:page-count="2" meta:paragraph-count="36" meta:word-count="360" meta:character-count="2288" meta:non-whitespace-character-count="1936"/>
    <meta:user-defined meta:name="Company Name">Objectives</meta:user-defined>
    <meta:template xlink:type="simple" xlink:actuate="onRequest" xlink:title="" xlink:href="../RELPREV-022013-GPR-Template_basico.odt/DAS-Documento%20de%20Arquitetura%20de%20Software.dot"/>
  </office:meta>
</office:document-meta>
</file>